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1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2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auto-grow-height="false"/>
      <style:paragraph-properties style:writing-mode="lr-tb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0" style:family="graphic" style:parent-style-name="standard">
      <style:graphic-properties svg:stroke-color="#404040" draw:fill-color="#404040" fo:min-height="1.007cm" fo:min-width="2.927cm"/>
      <style:paragraph-properties style:writing-mode="lr-tb"/>
    </style:style>
    <style:style style:name="gr21" style:family="graphic" style:parent-style-name="standard">
      <style:graphic-properties svg:stroke-color="#404040" draw:fill="solid" draw:fill-color="#404040" fo:min-height="1.007cm" fo:min-width="1.653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4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1" style:family="graphic" style:parent-style-name="standard">
      <style:graphic-properties draw:marker-start-width="0.5cm" draw:marker-end="" draw:marker-end-width="0.5cm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4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2.001cm"/>
      <style:paragraph-properties style:writing-mode="lr-tb"/>
    </style:style>
    <style:style style:name="pr7" style:family="presentation" style:parent-style-name="Default-title">
      <style:graphic-properties fo:min-height="7.5cm"/>
      <style:paragraph-properties style:writing-mode="lr-tb"/>
    </style:style>
    <style:style style:name="pr8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2cm" fo:margin-right="2cm" fo:line-height="100%" fo:text-align="justify" fo:text-indent="0cm"/>
      <style:text-properties fo:hyphenate="true"/>
    </style:style>
    <style:style style:name="P7" style:family="paragraph">
      <loext:graphic-properties draw:fill-color="#ffffff"/>
      <style:paragraph-properties fo:margin-left="2cm" fo:margin-right="2cm" fo:line-height="100%" fo:text-align="justify" fo:text-indent="0cm" style:writing-mode="lr-tb"/>
      <style:text-properties fo:font-size="32pt" style:font-size-asian="32pt" style:font-size-complex="32pt" fo:hyphenate="tru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ffffff" loext:opacity="100%" fo:font-size="32pt" fo:font-weight="bold"/>
    </style:style>
    <style:style style:name="P12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13" style:family="paragraph">
      <style:paragraph-properties style:writing-mode="lr-tb"/>
      <style:text-properties fo:color="#ffffff" loext:opacity="100%" fo:font-size="32pt"/>
    </style:style>
    <style:style style:name="P14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15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style:writing-mode="lr-tb"/>
      <style:text-properties fo:font-weight="bold"/>
    </style:style>
    <style:style style:name="P18" style:family="paragraph">
      <style:paragraph-properties fo:text-align="start" style:writing-mode="lr-tb"/>
      <style:text-properties fo:font-weight="bold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style:paragraph-properties fo:text-align="end" style:writing-mode="lr-tb">
        <style:tab-stops/>
      </style:paragraph-properties>
      <style:text-properties fo:font-weight="bold"/>
    </style:style>
    <style:style style:name="P21" style:family="paragraph">
      <loext:graphic-properties draw:fill-color="#ffffff"/>
      <style:paragraph-properties style:writing-mode="lr-tb"/>
      <style:text-properties fo:font-size="28.3999996185303pt"/>
    </style:style>
    <style:style style:name="P22" style:family="paragraph">
      <style:paragraph-properties fo:text-align="start">
        <style:tab-stops>
          <style:tab-stop style:position="1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text-align="end"/>
    </style:style>
    <style:style style:name="P33" style:family="paragraph">
      <loext:graphic-properties draw:fill="none"/>
      <style:paragraph-properties fo:text-align="end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6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style:paragraph-properties fo:text-align="center"/>
      <style:text-properties style:use-window-font-color="true" loext:opacity="0%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54" style:family="paragraph">
      <style:paragraph-properties fo:text-align="start"/>
      <style:text-properties fo:font-size="15pt"/>
    </style:style>
    <style:style style:name="P5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loext:graphic-properties draw:fill-color="#ffffff"/>
      <style:paragraph-properties style:writing-mode="lr-tb"/>
      <style:text-properties fo:font-size="20pt"/>
    </style:style>
    <style:style style:name="P59" style:family="paragraph">
      <style:paragraph-properties fo:text-align="start">
        <style:tab-stops/>
      </style:paragraph-properties>
    </style:style>
    <style:style style:name="P6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size="32pt" style:font-size-asian="32pt" style:font-size-complex="32pt"/>
    </style:style>
    <style:style style:name="T6" style:family="text">
      <style:text-properties fo:color="#ffffff" loext:opacity="100%" fo:font-size="32pt" fo:font-weight="bold" style:font-weight-asian="bold" style:font-weight-complex="bold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color="#448aff" loext:opacity="100%" fo:font-weight="bold" style:font-weight-asian="bold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size="24pt" fo:font-weight="bold" style:font-size-asian="18pt" style:font-weight-asian="bold" style:font-size-complex="18pt" style:font-weight-complex="bold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fo:font-size="15pt" style:font-size-asian="15pt" style:font-size-complex="15pt"/>
    </style:style>
    <style:style style:name="T2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ffffff" loext:opacity="100%" fo:font-size="18pt" style:font-size-asian="18pt" style:font-size-complex="18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15pt" style:font-size-asian="18pt" style:font-size-complex="18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cess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Goal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p text:style-name="P6"><text:span text:style-name="T5">To deliver useful software </text:span><text:span text:style-name="T1">at the end of the project </text:span><text:span text:style-name="T5">that can be developed further.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Proces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Scrum Process Practices</text:span></text:p>
              </text:list-item>
              <text:list-item>
                <text:p text:style-name="P8"><text:span text:style-name="T1">XP Technical Practices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rum in Student Pro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Challenges</text:p>
                <text:list>
                  <text:list-item>
                    <text:p>Widely differing abilities and experiences</text:p>
                  </text:list-item>
                  <text:list-item>
                    <text:p>Not 100% on project, but in multiple courses</text:p>
                  </text:list-item>
                  <text:list-item>
                    <text:p>Transient rather than persistent teams</text:p>
                  </text:list-item>
                  <text:list-item>
                    <text:p>Not available at same place, not at same time</text:p>
                  </text:list-item>
                  <text:list-item>
                    <text:p>Sometimes extrinsically motivated (grade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Context-aware instantiation of framework</text:p>
                  </text:list-item>
                  <text:list-item>
                    <text:p>Supporting teach team, coa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</text:p>
          </draw:text-box>
        </draw:frame>
        <draw:g>
          <draw:line draw:style-name="gr2" draw:layer="layout" svg:x1="11cm" svg:y1="11cm" svg:x2="14cm" svg:y2="6.5cm">
            <text:p/>
          </draw:line>
          <draw:line draw:style-name="gr2" draw:layer="layout" svg:x1="14cm" svg:y1="6.5cm" svg:x2="17cm" svg:y2="11cm">
            <text:p/>
          </draw:line>
          <draw:line draw:style-name="gr2" draw:layer="layout" svg:x1="11cm" svg:y1="11cm" svg:x2="17cm" svg:y2="11cm">
            <text:p/>
          </draw:line>
          <draw:custom-shape draw:style-name="gr3" draw:text-style-name="P12" draw:layer="layout" svg:width="3cm" svg:height="3cm" svg:x="15.5cm" svg:y="9.5cm">
            <text:p text:style-name="P11"><text:span text:style-name="T6">S</text:span><text:span text:style-name="T6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3cm" svg:height="3cm" svg:x="12.5cm" svg:y="5cm">
            <text:p text:style-name="P13"><text:span text:style-name="T6">P</text:span><text:span text:style-name="T6">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6" draw:layer="layout" svg:width="3cm" svg:height="3cm" svg:x="9.5cm" svg:y="9.5cm">
            <text:p text:style-name="P15"><text:span text:style-name="T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7" draw:layer="layout" svg:width="8cm" svg:height="3cm" svg:x="10cm" svg:y="2cm">
            <draw:text-box>
              <text:p><text:span text:style-name="T8">Product</text:span><text:span text:style-name="T8"><text:line-break/></text:span><text:span text:style-name="T8">Owner</text:span></text:p>
            </draw:text-box>
          </draw:frame>
          <draw:frame draw:style-name="gr7" draw:text-style-name="P18" draw:layer="layout" svg:width="8cm" svg:height="3cm" svg:x="19cm" svg:y="9.5cm">
            <draw:text-box>
              <text:p text:style-name="P8"><text:span text:style-name="T8">Scrum</text:span><text:span text:style-name="T8"><text:line-break/></text:span><text:span text:style-name="T8">Master</text:span></text:p>
            </draw:text-box>
          </draw:frame>
          <draw:frame draw:style-name="gr8" draw:text-style-name="P20" draw:layer="layout" svg:width="8cm" svg:height="3cm" svg:x="1cm" svg:y="9.5cm">
            <draw:text-box>
              <text:p text:style-name="P19"><text:span text:style-name="T8">Software</text:span></text:p>
              <text:p text:style-name="P19"><text:span text:style-name="T8">Developer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re (“Committed”) Role Responsibiliti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9">product owner</text:span></text:p>
                <text:list>
                  <text:list-item>
                    <text:p>Holds overall responsibility for the product being developed</text:p>
                  </text:list-item>
                  <text:list-item>
                    <text:p>Provides product vision and product requirements</text:p>
                  </text:list-item>
                  <text:list-item>
                    <text:p>Plans and helps plan development and tracks progre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0">software developer</text:span></text:p>
                <text:list>
                  <text:list-item>
                    <text:p>Holds overall responsibility for design and implementation of product</text:p>
                  </text:list-item>
                  <text:list-item>
                    <text:p>Estimate complexity (“size”) of product features to be implemented</text:p>
                  </text:list-item>
                  <text:list-item>
                    <text:p>Organizes and allocates design and implementation task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1">Scrum master</text:span></text:p>
                <text:list>
                  <text:list-item>
                    <text:p>Holds overall responsibility for following Scrum properly</text:p>
                  </text:list-item>
                  <text:list-item>
                    <text:p>Is responsible for tracking and resolving impediments</text:p>
                  </text:list-item>
                  <text:list-item>
                    <text:p>Observes and coaches team members and skil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ogether they form the Scrum tea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dditional Role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<text:span text:style-name="T11"> </text:span><text:span text:style-name="T12">release manager</text:span></text:p>
                <text:list>
                  <text:list-item>
                    <text:p>Holds overall responsibility for reviewable and releasable product</text:p>
                    <text:list>
                      <text:list-item>
                        <text:p>Formerly called the review and release manag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epares the product for review in sprint review</text:p>
                  </text:list-item>
                  <text:list-item>
                    <text:p>Releases the product after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dustry Partner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industry partner</text:span></text:p>
                <text:list>
                  <text:list-item>
                    <text:p>Provides high-level requirements</text:p>
                  </text:list-item>
                  <text:list-item>
                    <text:p>Provides feedback in defined intervals</text:p>
                  </text:list-item>
                  <text:list-item>
                    <text:p>See <text:span text:style-name="T12">industry guidance</text:span><text:span text:style-name="T13"> at </text:span><text:a xlink:href="http://bit.ly/2IhUFRn" xlink:type="simple">http://bit.ly/2IhUFRn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Project Time-Line</text:p>
          </draw:text-box>
        </draw:frame>
        <draw:frame draw:style-name="gr9" draw:text-style-name="P23" draw:layer="layout" svg:width="18cm" svg:height="4cm" svg:x="0cm" svg:y="11.75cm">
          <draw:text-box>
            <text:p text:style-name="P22"><text:span text:style-name="T14">P:</text:span><text:span text:style-name="T14"><text:tab/></text:span><text:span text:style-name="T14"> Planning</text:span></text:p>
            <text:p text:style-name="P22"><text:span text:style-name="T14">E:</text:span><text:span text:style-name="T14"><text:tab/></text:span><text:span text:style-name="T14"> Execution</text:span></text:p>
            <text:p text:style-name="P22"><text:span text:style-name="T14">3R:</text:span><text:span text:style-name="T14"><text:tab/></text:span><text:span text:style-name="T14"> Review, release, and retrospective</text:span></text:p>
          </draw:text-box>
        </draw:frame>
        <draw:g>
          <draw:g>
            <draw:g>
              <draw:custom-shape draw:style-name="gr10" draw:text-style-name="P25" draw:layer="layout" svg:width="2.5cm" svg:height="2cm" svg:x="3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5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7" draw:layer="layout" svg:width="2.5cm" svg:height="2cm" svg:x="7.5cm" svg:y="9.5cm">
                <text:p text:style-name="P24"><text:span text:style-name="T15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" draw:text-style-name="P25" draw:layer="layout" svg:width="2.5cm" svg:height="2cm" svg:x="17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19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9" draw:layer="layout" svg:width="2.5cm" svg:height="2cm" svg:x="21.5cm" svg:y="9.5cm">
                <text:p text:style-name="P28"><text:span text:style-name="T16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3" draw:text-style-name="P31" draw:layer="layout" svg:width="6.5cm" svg:height="1.5cm" svg:x="3.5cm" svg:y="8cm">
              <draw:text-box>
                <text:p text:style-name="P30"><text:span text:style-name="T2">Sprint 1</text:span></text:p>
              </draw:text-box>
            </draw:frame>
            <draw:frame draw:style-name="gr13" draw:text-style-name="P31" draw:layer="layout" svg:width="6.5cm" svg:height="1.5cm" svg:x="17.5cm" svg:y="8cm">
              <draw:text-box>
                <text:p text:style-name="P30"><text:span text:style-name="T2">Sprint n</text:span></text:p>
              </draw:text-box>
            </draw:frame>
            <draw:g>
              <draw:line draw:style-name="gr14" draw:text-style-name="P30" draw:layer="layout" svg:x1="1cm" svg:y1="12.5cm" svg:x2="27cm" svg:y2="12.5cm">
                <text:p/>
              </draw:line>
              <draw:frame draw:style-name="gr15" draw:text-style-name="P33" draw:layer="layout" svg:width="3cm" svg:height="1.5cm" svg:x="24cm" svg:y="12.5cm">
                <draw:text-box>
                  <text:p text:style-name="P32">time</text:p>
                </draw:text-box>
              </draw:fram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24cm" svg:y1="12cm" svg:x2="24cm" svg:y2="13cm">
                <text:p/>
              </draw:line>
              <draw:line draw:style-name="gr16" draw:text-style-name="P30" draw:layer="layout" svg:x1="17cm" svg:y1="12cm" svg:x2="17cm" svg:y2="13cm">
                <text:p/>
              </draw:line>
              <draw:line draw:style-name="gr16" draw:text-style-name="P30" draw:layer="layout" svg:x1="10cm" svg:y1="12cm" svg:x2="10cm" svg:y2="13cm">
                <text:p/>
              </draw:line>
              <draw:frame draw:style-name="gr17" draw:text-style-name="P31" draw:layer="layout" svg:width="7cm" svg:height="1.5cm" svg:x="3cm" svg:y="12.5cm">
                <draw:text-box>
                  <text:p text:style-name="P30"><text:span text:style-name="T2">Week 1</text:span></text:p>
                </draw:text-box>
              </draw:frame>
              <draw:frame draw:style-name="gr18" draw:text-style-name="P31" draw:layer="layout" svg:width="7cm" svg:height="1.5cm" svg:x="17cm" svg:y="12.5cm">
                <draw:text-box>
                  <text:p text:style-name="P30"><text:span text:style-name="T2">Week n</text:span></text:p>
                </draw:text-box>
              </draw:frame>
              <draw:frame draw:style-name="gr18" draw:text-style-name="P31" draw:layer="layout" svg:width="7cm" svg:height="1.5cm" svg:x="10cm" svg:y="12.5cm">
                <draw:text-box>
                  <text:p text:style-name="P30"><text:span text:style-name="T2">...</text:span></text:p>
                </draw:text-box>
              </draw:frame>
            </draw:g>
            <draw:frame draw:style-name="gr19" draw:text-style-name="P34" draw:layer="layout" svg:width="7cm" svg:height="3cm" svg:x="10cm" svg:y="9cm">
              <draw:text-box>
                <text:p text:style-name="P30"><text:span text:style-name="T17">...</text:span></text:p>
              </draw:text-box>
            </draw:frame>
          </draw:g>
          <draw:g>
            <draw:custom-shape draw:style-name="gr20" draw:text-style-name="P36" draw:layer="layout" svg:width="3.326cm" svg:height="1.407cm" svg:x="7.087cm" svg:y="2.5cm">
              <text:p text:style-name="P35"><text:span text:style-name="T18">Mid-Project </text:span><text:span text:style-name="T18">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2.052cm" svg:height="1.407cm" svg:x="17.224cm" svg:y="2.5cm">
              <text:p text:style-name="P35"><text:span text:style-name="T1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4" draw:text-style-name="P30" draw:layer="layout" svg:x1="1cm" svg:y1="6cm" svg:x2="27cm" svg:y2="6cm">
                <text:p/>
              </draw:line>
              <draw:frame draw:style-name="gr22" draw:text-style-name="P33" draw:layer="layout" svg:width="3cm" svg:height="1.5cm" svg:x="24cm" svg:y="6cm">
                <draw:text-box>
                  <text:p text:style-name="P32">time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frame draw:style-name="gr23" draw:text-style-name="P31" draw:layer="layout" svg:width="10.5cm" svg:height="1.5cm" svg:x="3cm" svg:y="6cm">
                <draw:text-box>
                  <text:p text:style-name="P30"><text:span text:style-name="T2">Sprints 1 to n/2</text:span></text:p>
                </draw:text-box>
              </draw:frame>
              <draw:frame draw:style-name="gr18" draw:text-style-name="P31" draw:layer="layout" svg:width="10.5cm" svg:height="1.5cm" svg:x="13.5cm" svg:y="6cm">
                <draw:text-box>
                  <text:p text:style-name="P30"><text:span text:style-name="T2">Sprints (n/2 + 1) to n</text:span>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line draw:style-name="gr16" draw:text-style-name="P30" draw:layer="layout" svg:x1="24cm" svg:y1="5.5cm" svg:x2="24cm" svg:y2="6.5cm">
                <text:p/>
              </draw:line>
              <draw:line draw:style-name="gr16" draw:text-style-name="P30" draw:layer="layout" svg:x1="13.5cm" svg:y1="5.5cm" svg:x2="13.5cm" svg:y2="6.5cm">
                <text:p/>
              </draw:line>
            </draw:g>
          </draw:g>
          <draw:path draw:style-name="gr24" draw:text-style-name="P38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-boxed Sequence of Relea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release</text:span></text:p>
                <text:list>
                  <text:list-item>
                    <text:p>A named, identifiable, consistent, and useful snapshot of the software and related relevant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sprint release</text:span></text:p>
                <text:list>
                  <text:list-item>
                    <text:p>A release used to gather feedback from industry partner to help steer the project (every wee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project release</text:span></text:p>
                <text:list>
                  <text:list-item>
                    <text:p>A release used to deploy for production (twice during the semester: mid-term and at end of seme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Conceptualization)</text:p>
          </draw:text-box>
        </draw:frame>
        <draw:g>
          <draw:custom-shape draw:style-name="gr25" draw:text-style-name="P40" draw:layer="layout" svg:width="10cm" svg:height="1.5cm" draw:transform="rotate (1.5707963267949) translate (23.25cm 13.5cm)">
            <text:p text:style-name="P39"><text:span text:style-name="T19">Process </text:span><text:span text:style-name="T19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20.25cm 13.5cm)">
            <text:p text:style-name="P39"><text:span text:style-name="T19">Product </text:span><text:span text:style-name="T19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21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11cm">
            <text:p text:style-name="P43"><text:span text:style-name="T2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9.5cm">
            <text:p text:style-name="P43"><text:span text:style-name="T2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8cm">
            <text:p text:style-name="P43"><text:span text:style-name="T2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8.75cm 13.5cm)">
            <text:p text:style-name="P39"><text:span text:style-name="T19">Process </text:span><text:span text:style-name="T19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15.75cm 13.5cm)">
            <text:p text:style-name="P39"><text:span text:style-name="T19">Product </text:span><text:span text:style-name="T19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17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15.7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4" draw:layer="layout" svg:width="4.5cm" svg:height="3cm" svg:x="15.75cm" svg:y="9.5cm">
            <text:p text:style-name="P43"><text:span text:style-name="T20">Next sprint</text:span></text:p>
            <text:p text:style-name="P43"><text:span text:style-name="T2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1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8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9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6" draw:layer="layout" svg:width="4.5cm" svg:height="1.5cm" svg:x="8.25cm" svg:y="5cm">
            <text:p text:style-name="P45"><text:span text:style-name="T2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6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8" draw:layer="layout" svg:width="10cm" svg:height="1.5cm" draw:transform="rotate (1.5707963267949) translate (3.75cm 13.5cm)">
            <text:p text:style-name="P47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5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0" draw:layer="layout" svg:width="4.5cm" svg:height="3cm" svg:x="3.75cm" svg:y="3.5cm">
            <text:p text:style-name="P49"><text:span text:style-name="T22">Sprint</text:span><text:span text:style-name="T22"><text:line-break/></text:span><text:span text:style-name="T2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31" draw:layer="layout" svg:width="4.5cm" svg:height="1.5cm" svg:x="3.75cm" svg:y="2cm">
            <draw:text-box>
              <text:p text:style-name="P30"><text:span text:style-name="T2">Wed</text:span></text:p>
            </draw:text-box>
          </draw:frame>
          <draw:line draw:style-name="gr31" draw:text-style-name="P51" draw:layer="layout" svg:x1="3cm" svg:y1="8.5cm" svg:x2="4.5cm" svg:y2="8.5cm">
            <text:p/>
          </draw:line>
          <draw:line draw:style-name="gr31" draw:text-style-name="P51" draw:layer="layout" svg:x1="3cm" svg:y1="13.5cm" svg:x2="4.5cm" svg:y2="13.5cm">
            <text:p/>
          </draw:line>
          <draw:frame draw:style-name="gr32" draw:text-style-name="P52" draw:layer="layout" svg:width="3cm" svg:height="5.25cm" svg:x="12.75cm" svg:y="6.75cm">
            <draw:text-box>
              <text:p text:style-name="P30"><text:span text:style-name="T23">...</text:span></text:p>
            </draw:text-box>
          </draw:frame>
          <draw:frame draw:style-name="gr33" draw:text-style-name="P53" draw:layer="layout" svg:width="2cm" svg:height="5cm" svg:x="1.75cm" svg:y="3.55cm">
            <draw:text-box>
              <text:p text:style-name="P8"><text:span text:style-name="T24">09:00</text:span></text:p>
            </draw:text-box>
          </draw:frame>
          <draw:frame draw:style-name="gr33" draw:text-style-name="P53" draw:layer="layout" svg:width="2cm" svg:height="5cm" svg:x="1.75cm" svg:y="8.5cm">
            <draw:text-box>
              <text:p text:style-name="P8"><text:span text:style-name="T24">13:00</text:span></text:p>
            </draw:text-box>
          </draw:frame>
          <draw:frame draw:style-name="gr33" draw:text-style-name="P53" draw:layer="layout" svg:width="2cm" svg:height="1cm" svg:x="1.75cm" svg:y="13.5cm">
            <draw:text-box>
              <text:p text:style-name="P8"><text:span text:style-name="T24">17:00</text:span></text:p>
            </draw:text-box>
          </draw:frame>
          <draw:line draw:style-name="gr34" draw:text-style-name="P51" draw:layer="layout" svg:x1="3cm" svg:y1="3.5cm" svg:x2="26.25cm" svg:y2="3.5cm">
            <text:p/>
          </draw:line>
          <draw:line draw:style-name="gr34" draw:text-style-name="P30" draw:layer="layout" svg:x1="3.75cm" svg:y1="3cm" svg:x2="3.75cm" svg:y2="15cm">
            <text:p/>
          </draw:line>
          <draw:frame draw:style-name="gr30" draw:text-style-name="P31" draw:layer="layout" svg:width="4.5cm" svg:height="1.5cm" svg:x="20.25cm" svg:y="2cm">
            <draw:text-box>
              <text:p text:style-name="P30"><text:span text:style-name="T2">Tue</text:span></text:p>
            </draw:text-box>
          </draw:frame>
          <draw:line draw:style-name="gr16" draw:text-style-name="P30" draw:layer="layout" svg:x1="12.75cm" svg:y1="3cm" svg:x2="12.75cm" svg:y2="4.5cm">
            <text:p/>
          </draw:line>
          <draw:line draw:style-name="gr16" draw:text-style-name="P30" draw:layer="layout" svg:x1="8.25cm" svg:y1="3cm" svg:x2="8.25cm" svg:y2="4.5cm">
            <text:p/>
          </draw:line>
          <draw:line draw:style-name="gr16" draw:text-style-name="P30" draw:layer="layout" svg:x1="15.75cm" svg:y1="3cm" svg:x2="15.75cm" svg:y2="4.5cm">
            <text:p/>
          </draw:line>
          <draw:line draw:style-name="gr16" draw:text-style-name="P30" draw:layer="layout" svg:x1="20.25cm" svg:y1="3cm" svg:x2="20.25cm" svg:y2="4.5cm">
            <text:p/>
          </draw:line>
          <draw:frame draw:style-name="gr30" draw:text-style-name="P31" draw:layer="layout" svg:width="4.5cm" svg:height="1.5cm" svg:x="15.75cm" svg:y="2cm">
            <draw:text-box>
              <text:p text:style-name="P30"><text:span text:style-name="T2">Mon</text:span></text:p>
            </draw:text-box>
          </draw:frame>
          <draw:frame draw:style-name="gr30" draw:text-style-name="P31" draw:layer="layout" svg:width="4.5cm" svg:height="1.5cm" svg:x="8.25cm" svg:y="2cm">
            <draw:text-box>
              <text:p text:style-name="P30"><text:span text:style-name="T2">Thu</text:span></text:p>
            </draw:text-box>
          </draw:frame>
          <draw:line draw:style-name="gr16" draw:text-style-name="P5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Schedu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See the <text:span text:style-name="T25">Schedule </text:span>tab of the <text:span text:style-name="T2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5" draw:layer="layout" svg:width="16cm" svg:height="12cm" svg:x="2.5cm" svg:y="15.5cm" presentation:class="notes">
            <draw:text-box>
              <text:p><text:span text:style-name="T4">The main deliverables:</text:span></text:p>
              <text:list text:style-name="L6">
                <text:list-item>
                  <text:p><text:span text:style-name="T4">Initial and mid-term release plan</text:span></text:p>
                </text:list-item>
                <text:list-item>
                  <text:p><text:span text:style-name="T4">Mid-term and final release</text:span></text:p>
                </text:list-item>
              </text:list>
            </draw:text-box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56" draw:layer="layout" svg:width="20cm" svg:height="4cm" svg:x="0cm" svg:y="11.75cm">
          <draw:text-box>
            <text:p text:style-name="P55"><text:span text:style-name="T26">DR</text:span></text:p>
          </draw:text-box>
        </draw:frame>
        <draw:frame presentation:style-name="pr15" draw:text-style-name="P57" draw:layer="layout" svg:width="27cm" svg:height="7cm" svg:x="0.5cm" svg:y="8cm" presentation:class="subtitle">
          <draw:text-box>
            <text:p text:style-name="P2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2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58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59">Legal Notic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6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6H21M49S</meta:editing-duration>
    <meta:editing-cycles>48</meta:editing-cycles>
    <meta:generator>LibreOffice/7.3.1.3$Linux_X86_64 LibreOffice_project/eead5aec017556e2cdbf9dfff06537ec58969b73</meta:generator>
    <dc:date>2022-03-31T20:41:56.956263331</dc:date>
    <dc:creator>Dirk Riehle</dc:creator>
    <meta:document-statistic meta:object-count="201"/>
  </office:meta>
</office:document-meta>
</file>